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189in" fo:margin-bottom="0.1189in" loext:contextual-spacing="false" style:line-spacing="0.0882in" fo:text-align="start" style:justify-single-word="false"/>
      <style:text-properties style:font-name="Roboto" fo:font-size="14pt" officeooo:rsid="000a5b07" officeooo:paragraph-rsid="00013d4a" style:font-size-asian="12.25pt" style:font-size-complex="14pt"/>
    </style:style>
    <style:style style:name="P2" style:family="paragraph" style:parent-style-name="Standard">
      <style:paragraph-properties fo:margin-top="0.1189in" fo:margin-bottom="0.1189in" loext:contextual-spacing="false" style:line-spacing="0.0882in" fo:text-align="start" style:justify-single-word="false"/>
      <style:text-properties style:font-name="Roboto" fo:font-size="14pt" officeooo:rsid="000c7678" officeooo:paragraph-rsid="00014de4" style:font-size-asian="12.25pt" style:font-size-complex="14pt"/>
    </style:style>
    <style:style style:name="P3" style:family="paragraph" style:parent-style-name="Standard">
      <style:paragraph-properties fo:margin-top="0.1189in" fo:margin-bottom="0.1189in" loext:contextual-spacing="false" style:line-spacing="0.0882in" fo:text-align="center" style:justify-single-word="false"/>
      <style:text-properties style:font-name="Roboto" fo:font-size="20pt" officeooo:rsid="000dc3bc" officeooo:paragraph-rsid="00013d4a" style:font-size-asian="17.5pt" style:font-size-complex="20pt"/>
    </style:style>
    <style:style style:name="P4" style:family="paragraph" style:parent-style-name="Standard">
      <style:paragraph-properties fo:margin-top="0.1189in" fo:margin-bottom="0.1189in" loext:contextual-spacing="false" style:line-spacing="0.0882in" fo:text-align="center" style:justify-single-word="false"/>
      <style:text-properties style:font-name="Roboto" fo:font-size="20pt" officeooo:rsid="000ce17e" officeooo:paragraph-rsid="00014de4" style:font-size-asian="17.5pt" style:font-size-complex="20pt"/>
    </style:style>
    <style:style style:name="P5" style:family="paragraph" style:parent-style-name="Standard">
      <style:paragraph-properties fo:margin-top="0.1189in" fo:margin-bottom="0.1189in" loext:contextual-spacing="false" style:line-spacing="0.0882in" fo:text-align="center" style:justify-single-word="false"/>
      <style:text-properties style:font-name="Roboto" fo:font-size="20pt" officeooo:rsid="000eb58e" officeooo:paragraph-rsid="0002e688" style:font-size-asian="17.5pt" style:font-size-complex="20pt"/>
    </style:style>
    <style:style style:name="P6" style:family="paragraph" style:parent-style-name="Standard">
      <style:paragraph-properties fo:margin-top="0.1189in" fo:margin-bottom="0.1189in" loext:contextual-spacing="false" style:line-spacing="0.0882in" fo:text-align="center" style:justify-single-word="false"/>
      <style:text-properties style:font-name="Roboto" fo:font-size="20pt" officeooo:rsid="000df130" officeooo:paragraph-rsid="0004eca6" style:font-size-asian="17.5pt" style:font-size-complex="20pt"/>
    </style:style>
    <style:style style:name="P7" style:family="paragraph" style:parent-style-name="Standard">
      <style:paragraph-properties fo:margin-top="0.1189in" fo:margin-bottom="0.1189in" loext:contextual-spacing="false" style:line-spacing="0.0882in" fo:text-align="center" style:justify-single-word="false"/>
      <style:text-properties style:font-name="Roboto" fo:font-size="20pt" officeooo:rsid="0006c402" officeooo:paragraph-rsid="0006c402" style:font-size-asian="17.5pt" style:font-size-complex="20pt"/>
    </style:style>
    <style:style style:name="P8"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00b050" officeooo:paragraph-rsid="00013d4a" style:font-size-asian="12.25pt" style:font-size-complex="14pt"/>
    </style:style>
    <style:style style:name="P9" style:family="paragraph" style:parent-style-name="Standard" style:list-style-name="L4">
      <style:paragraph-properties fo:margin-top="0.1189in" fo:margin-bottom="0.1189in" loext:contextual-spacing="false" style:line-spacing="0.0882in" fo:text-align="start" style:justify-single-word="false"/>
      <style:text-properties style:font-name="Roboto" fo:font-size="14pt" officeooo:rsid="0000b050" officeooo:paragraph-rsid="0004eca6" style:font-size-asian="12.25pt" style:font-size-complex="14pt"/>
    </style:style>
    <style:style style:name="P10"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02810d" officeooo:paragraph-rsid="00013d4a" style:font-size-asian="12.25pt" style:font-size-complex="14pt"/>
    </style:style>
    <style:style style:name="P11" style:family="paragraph" style:parent-style-name="Standard" style:list-style-name="L3">
      <style:paragraph-properties fo:margin-top="0.1189in" fo:margin-bottom="0.1189in" loext:contextual-spacing="false" style:line-spacing="0.0882in" fo:text-align="start" style:justify-single-word="false"/>
      <style:text-properties style:font-name="Roboto" fo:font-size="14pt" officeooo:rsid="0002810d" officeooo:paragraph-rsid="00014de4" style:font-size-asian="12.25pt" style:font-size-complex="14pt"/>
    </style:style>
    <style:style style:name="P12"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02a644" officeooo:paragraph-rsid="00013d4a" style:font-size-asian="12.25pt" style:font-size-complex="14pt"/>
    </style:style>
    <style:style style:name="P13"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03acf1" officeooo:paragraph-rsid="00013d4a" style:font-size-asian="12.25pt" style:font-size-complex="14pt"/>
    </style:style>
    <style:style style:name="P14"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08c2ad" officeooo:paragraph-rsid="00013d4a" style:font-size-asian="12.25pt" style:font-size-complex="14pt"/>
    </style:style>
    <style:style style:name="P15" style:family="paragraph" style:parent-style-name="Standard" style:list-style-name="L2">
      <style:paragraph-properties fo:margin-top="0.1189in" fo:margin-bottom="0.1189in" loext:contextual-spacing="false" style:line-spacing="0.0882in" fo:text-align="start" style:justify-single-word="false"/>
      <style:text-properties style:font-name="Roboto" fo:font-size="14pt" officeooo:rsid="0008c2ad" officeooo:paragraph-rsid="00013d4a" style:font-size-asian="12.25pt" style:font-size-complex="14pt"/>
    </style:style>
    <style:style style:name="P16"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0a5b07" officeooo:paragraph-rsid="00013d4a" style:font-size-asian="12.25pt" style:font-size-complex="14pt"/>
    </style:style>
    <style:style style:name="P17" style:family="paragraph" style:parent-style-name="Standard" style:list-style-name="L3">
      <style:paragraph-properties fo:margin-top="0.1189in" fo:margin-bottom="0.1189in" loext:contextual-spacing="false" style:line-spacing="0.0882in" fo:text-align="start" style:justify-single-word="false"/>
      <style:text-properties style:font-name="Roboto" fo:font-size="14pt" officeooo:rsid="000a5b07" officeooo:paragraph-rsid="00014de4" style:font-size-asian="12.25pt" style:font-size-complex="14pt"/>
    </style:style>
    <style:style style:name="P18" style:family="paragraph" style:parent-style-name="Standard" style:list-style-name="L3">
      <style:paragraph-properties fo:margin-top="0.1189in" fo:margin-bottom="0.1189in" loext:contextual-spacing="false" style:line-spacing="0.0882in" fo:text-align="start" style:justify-single-word="false"/>
      <style:text-properties style:font-name="Roboto" fo:font-size="14pt" officeooo:rsid="00051e74" officeooo:paragraph-rsid="00014de4" style:font-size-asian="12.25pt" style:font-size-complex="14pt"/>
    </style:style>
    <style:style style:name="P19" style:family="paragraph" style:parent-style-name="Standard" style:list-style-name="L3">
      <style:paragraph-properties fo:margin-top="0.1189in" fo:margin-bottom="0.1189in" loext:contextual-spacing="false" style:line-spacing="0.0882in" fo:text-align="start" style:justify-single-word="false"/>
      <style:text-properties style:font-name="Roboto" fo:font-size="14pt" officeooo:rsid="0010645b" officeooo:paragraph-rsid="00014de4" style:font-size-asian="12.25pt" style:font-size-complex="14pt"/>
    </style:style>
    <style:style style:name="P20" style:family="paragraph" style:parent-style-name="Standard" style:list-style-name="L3">
      <style:paragraph-properties fo:margin-top="0.1189in" fo:margin-bottom="0.1189in" loext:contextual-spacing="false" style:line-spacing="0.0882in" fo:text-align="start" style:justify-single-word="false"/>
      <style:text-properties style:font-name="Roboto" fo:font-size="14pt" officeooo:rsid="001215c4" officeooo:paragraph-rsid="00014de4" style:font-size-asian="12.25pt" style:font-size-complex="14pt"/>
    </style:style>
    <style:style style:name="P21" style:family="paragraph" style:parent-style-name="Standard" style:list-style-name="L3">
      <style:paragraph-properties fo:margin-top="0.1189in" fo:margin-bottom="0.1189in" loext:contextual-spacing="false" style:line-spacing="0.0882in" fo:text-align="start" style:justify-single-word="false"/>
      <style:text-properties style:font-name="Roboto" fo:font-size="14pt" officeooo:rsid="000b574f" officeooo:paragraph-rsid="00014de4" style:font-size-asian="12.25pt" style:font-size-complex="14pt"/>
    </style:style>
    <style:style style:name="P22" style:family="paragraph" style:parent-style-name="Standard" style:list-style-name="L3">
      <style:paragraph-properties fo:margin-top="0.1189in" fo:margin-bottom="0.1189in" loext:contextual-spacing="false" style:line-spacing="0.0882in" fo:text-align="start" style:justify-single-word="false"/>
      <style:text-properties style:font-name="Roboto" fo:font-size="14pt" officeooo:rsid="000c7678" officeooo:paragraph-rsid="00014de4" style:font-size-asian="12.25pt" style:font-size-complex="14pt"/>
    </style:style>
    <style:style style:name="P23" style:family="paragraph" style:parent-style-name="Standard">
      <style:paragraph-properties fo:margin-top="0.1189in" fo:margin-bottom="0.1189in" loext:contextual-spacing="false" style:line-spacing="0.0882in" fo:text-align="center" style:justify-single-word="false"/>
      <style:text-properties style:font-name="Roboto" fo:font-size="24pt" fo:font-weight="bold" officeooo:rsid="00076736" officeooo:paragraph-rsid="00076736" style:font-size-asian="21pt" style:font-weight-asian="bold" style:font-size-complex="24pt" style:font-weight-complex="bold"/>
    </style:style>
    <style:style style:name="P24" style:family="paragraph" style:parent-style-name="Standard" style:list-style-name="L1">
      <style:paragraph-properties fo:margin-top="0.1189in" fo:margin-bottom="0.1189in" loext:contextual-spacing="false" style:line-spacing="0.0882in" fo:text-align="start" style:justify-single-word="false"/>
      <style:text-properties officeooo:rsid="00051e74" officeooo:paragraph-rsid="00013d4a"/>
    </style:style>
    <style:style style:name="P25" style:family="paragraph" style:parent-style-name="Standard" style:list-style-name="L1">
      <style:paragraph-properties fo:margin-top="0.1189in" fo:margin-bottom="0.1189in" loext:contextual-spacing="false" style:line-spacing="0.0882in" fo:text-align="start" style:justify-single-word="false"/>
      <style:text-properties officeooo:rsid="0006ed55" officeooo:paragraph-rsid="00013d4a"/>
    </style:style>
    <style:style style:name="P26" style:family="paragraph" style:parent-style-name="Standard" style:list-style-name="L1">
      <style:paragraph-properties fo:margin-top="0.1189in" fo:margin-bottom="0.1189in" loext:contextual-spacing="false" style:line-spacing="0.0882in" fo:text-align="start" style:justify-single-word="false"/>
      <style:text-properties officeooo:rsid="0008c2ad" officeooo:paragraph-rsid="00013d4a"/>
    </style:style>
    <style:style style:name="T1" style:family="text">
      <style:text-properties officeooo:rsid="000e3277"/>
    </style:style>
    <style:style style:name="T2" style:family="text">
      <style:text-properties officeooo:rsid="0002810d"/>
    </style:style>
    <style:style style:name="T3" style:family="text">
      <style:text-properties officeooo:rsid="00033f0a"/>
    </style:style>
    <style:style style:name="T4" style:family="text">
      <style:text-properties style:font-name="Roboto" fo:font-size="14pt" style:font-size-asian="12.25pt" style:font-size-complex="14pt"/>
    </style:style>
    <style:style style:name="T5" style:family="text">
      <style:text-properties style:font-name="Roboto" fo:font-size="14pt" officeooo:rsid="0006ed55" style:font-size-asian="12.25pt" style:font-size-complex="14pt"/>
    </style:style>
    <style:style style:name="T6" style:family="text">
      <style:text-properties style:font-name="Roboto" fo:font-size="14pt" officeooo:rsid="0008c2ad" style:font-size-asian="12.25pt" style:font-size-complex="14pt"/>
    </style:style>
    <style:style style:name="T7" style:family="text">
      <style:text-properties style:font-name="Roboto" fo:font-size="14pt" officeooo:rsid="000a5b07" style:font-size-asian="12.25pt" style:font-size-complex="14pt"/>
    </style:style>
    <style:style style:name="T8" style:family="text">
      <style:text-properties officeooo:rsid="0000b0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rioritized User Stories</text:p>
      <text:p text:style-name="P3"><text:span text:style-name="T1">Must</text:span> have</text:p>
      <text:list xml:id="list2489982727" text:style-name="L1">
        <text:list-item>
          <text:p text:style-name="P8">As a user, I want to be able to browse through a list of changes from various popular projects, so that I will be able to see if there are any that are relevant to me.</text:p>
        </text:list-item>
        <text:list-item>
          <text:p text:style-name="P8">As a user, I want to be able to <text:span text:style-name="T2">vote on releases: both quality and importance, so that I can make my voice heard in the community.</text:span></text:p>
        </text:list-item>
        <text:list-item>
          <text:p text:style-name="P10">As a user, I want to be able to comment on release notes, so that I can discuss them with others in the community.</text:p>
        </text:list-item>
        <text:list-item>
          <text:p text:style-name="P10">As a user, I want to be able to immediately notice the version number changes on a project, so that I can deduce its importance.</text:p>
        </text:list-item>
        <text:list-item>
          <text:p text:style-name="P10">As a user, I want to have an icon or some symbol which indicates the version’s relative importance (such as Major or minor), so that I can glance at a release and immediately know if it is important or not.</text:p>
        </text:list-item>
        <text:list-item>
          <text:p text:style-name="P12">As a user, I want to be able to create my own custom release feed, so that I can only look at the ones that matter to me <text:span text:style-name="T3">and my projects.</text:span></text:p>
        </text:list-item>
        <text:list-item>
          <text:p text:style-name="P13">As a user, I want the votes to be fair and democratic, so that everyone has a voice. This means that the importance of each vote should be based on the population size.</text:p>
        </text:list-item>
        <text:list-item>
          <text:p text:style-name="P24"><text:span text:style-name="T4">As a user</text:span><text:span text:style-name="T5">,</text:span><text:span text:style-name="T4"> I want to be able to be able to create an account and login so that I can vote, comment, and edit my release feeds.</text:span></text:p>
        </text:list-item>
        <text:list-item>
          <text:p text:style-name="P25"><text:soft-page-break/><text:span text:style-name="T4">As a user, I want </text:span><text:span text:style-name="T6">to be able to search for GitHub projects and add them to my custom release feeds.</text:span></text:p>
        </text:list-item>
        <text:list-item>
          <text:p text:style-name="P14">As a user, I want to have a clear way of seeing the purpose of GitHub projects when I search for them, so that I can verify they is the one I want.</text:p>
        </text:list-item>
      </text:list>
      <text:list xml:id="list4230171691" text:style-name="L2">
        <text:list-item>
          <text:list>
            <text:list-item>
              <text:list>
                <text:list-item>
                  <text:list>
                    <text:list-item>
                      <text:p text:style-name="P15">This basically means that we should show the GitHub project description anytime the user is searching for projects.</text:p>
                    </text:list-item>
                  </text:list>
                </text:list-item>
              </text:list>
            </text:list-item>
          </text:list>
        </text:list-item>
      </text:list>
      <text:list xml:id="list144124470115262" text:continue-list="list2489982727" text:style-name="L1">
        <text:list-item>
          <text:p text:style-name="P26"><text:span text:style-name="T4">As a user, </text:span><text:span text:style-name="T7">I want to have any modifications to a custom feed save automatically, so that I don’t have to manually save anything which makes things much more convenient for me.</text:span></text:p>
        </text:list-item>
        <text:list-item>
          <text:p text:style-name="P16">As a user, I want to be able to immediately see on the site that I can create my own custom feeds, so that I can find this if I need it.</text:p>
        </text:list-item>
      </text:list>
      <text:p text:style-name="P1"/>
      <text:p text:style-name="P1"/>
      <text:p text:style-name="P1"/>
      <text:p text:style-name="P1"/>
      <text:p text:style-name="P1"/>
      <text:p text:style-name="P1"/>
      <text:p text:style-name="P1"/>
      <text:p text:style-name="P1"/>
      <text:p text:style-name="P1"/>
      <text:p text:style-name="P1"><text:soft-page-break/></text:p>
      <text:p text:style-name="P4">Should have</text:p>
      <text:list xml:id="list414807300" text:style-name="L3">
        <text:list-item>
          <text:p text:style-name="P11">As a user, I want to visit the site and have it remember my most commonly used feed, so that I can save time and hassle; not having to click on it each time I visit.</text:p>
        </text:list-item>
        <text:list-item>
          <text:p text:style-name="P18"><text:span text:style-name="T8">A</text:span>s a user, I want to be able to make my custom release feeds public so that I can access them anonymously and share them with others.</text:p>
        </text:list-item>
        <text:list-item>
          <text:p text:style-name="P17">As a user, I want to be able to import project lists from package files like package.json, so that I don’t have to manually search for every project that I am using.</text:p>
        </text:list-item>
        <text:list-item>
          <text:p text:style-name="P19">As a user, I want to be able to see comments and votes from other users on the same release, in my custom feeds, so that I can benefit from community feedback.</text:p>
          <text:list>
            <text:list-item>
              <text:p text:style-name="P19">This really means that comments and votes would be done per release and not per feed. However, this behavior should be configurable, as some people might not want this and instead might want per feed.</text:p>
            </text:list-item>
            <text:list-item>
              <text:p text:style-name="P20">This could also be done on the “official” feeds as well, depending on how the users like it (including myself).</text:p>
            </text:list-item>
          </text:list>
        </text:list-item>
        <text:list-item>
          <text:p text:style-name="P21">As a user, I want to be able to share a custom feed with other people, so that my whole team can work off of the same feed.</text:p>
          <text:list>
            <text:list-item>
              <text:p text:style-name="P22">This means that you’d have something similar to Reddit, with subreddits and moderators/people who manage the feed content. This would have to be very carefully designed.</text:p>
            </text:list-item>
          </text:list>
        </text:list-item>
      </text:list>
      <text:p text:style-name="P2"><text:soft-page-break/></text:p>
      <text:p text:style-name="P5">Could have</text:p>
      <text:p text:style-name="P5"/>
      <text:p text:style-name="P5"/>
      <text:p text:style-name="P5"/>
      <text:p text:style-name="P5"/>
      <text:p text:style-name="P5"/>
      <text:p text:style-name="P5"/>
      <text:p text:style-name="P5"/>
      <text:p text:style-name="P5"/>
      <text:p text:style-name="P5"/>
      <text:p text:style-name="P7"/>
      <text:p text:style-name="P5"/>
      <text:p text:style-name="P5"/>
      <text:p text:style-name="P5"/>
      <text:p text:style-name="P6"><text:soft-page-break/>Won’t have</text:p>
      <text:list xml:id="list2456413373" text:style-name="L4">
        <text:list-item>
          <text:p text:style-name="P9">As a user, I want to be able to browse through a list of issues from various popular projects, so that I will be able to see if there are any that are relevant to me. — Future: this is almost a completely different site/value prop. However, it is also very interes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text-properties style:font-name="Roboto" fo:font-family="Roboto" style:font-pitch="variable"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 LibreOffice_project/aecc05fe267cc68dde00352a451aa867b3b546ac</meta:generator>
    <dc:date>2019-05-30T14:41:23.913000000</dc:date>
    <meta:editing-duration>PT1M31S</meta:editing-duration>
    <meta:editing-cycles>7</meta:editing-cycles>
    <meta:document-statistic meta:table-count="0" meta:image-count="0" meta:object-count="0" meta:page-count="5" meta:paragraph-count="27" meta:word-count="700" meta:character-count="3453" meta:non-whitespace-character-count="2801"/>
  </office:meta>
</office:document-meta>
</file>